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Liberation Sans', 'DejaVu Sans', sans-serif"/>
    <style:font-face style:name="Lohit Hindi1" svg:font-family="'Lohit Hindi'"/>
    <style:font-face style:name="arial" svg:font-family="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 style:list-style-name="L6">
      <style:text-properties fo:font-weight="normal" style:font-weight-asian="normal" style:font-weight-complex="normal"/>
    </style:style>
    <style:style style:name="P8" style:family="paragraph" style:parent-style-name="Text_20_body" style:list-style-name="L7">
      <style:text-properties fo:font-weight="normal" style:font-weight-asian="normal" style:font-weight-complex="normal"/>
    </style:style>
    <style:style style:name="P9" style:family="paragraph" style:parent-style-name="Text_20_body" style:list-style-name="L6"/>
    <style:style style:name="P10" style:family="paragraph" style:list-style-name="L6"/>
    <style:style style:name="P11" style:family="paragraph" style:parent-style-name="Heading_20_1">
      <style:paragraph-properties fo:break-before="page"/>
    </style:style>
    <style:style style:name="P12" style:family="paragraph" style:parent-style-name="Heading_20_2">
      <style:text-properties fo:font-weight="bold" style:font-weight-asian="bold" style:font-weight-complex="bold"/>
    </style:style>
    <style:style style:name="P13" style:family="paragraph" style:parent-style-name="Heading_20_2" style:list-style-name="">
      <style:text-properties fo:font-weight="bold" style:font-weight-asian="bold" style:font-weight-complex="bold"/>
    </style:style>
    <style:style style:name="P14" style:family="paragraph" style:parent-style-name="Heading_20_2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style:font-name="sans-serif" fo:font-size="9.75pt" fo:letter-spacing="normal" fo:font-style="normal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ystemy Hipermedialne</text:p>
      <text:p text:style-name="Standard">Projekt: system monitorujący.</text:p>
      <text:p text:style-name="Standard"/>
      <text:p text:style-name="Standard">grupa poniedziałek 11:30 – 12:30</text:p>
      <text:h text:style-name="P11" text:outline-level="1">Części składowe i ogólny zarys komunikacji oraz podstawowe założenia</text:h>
      <text:p text:style-name="Standard"/>
      <text:h text:style-name="Heading_20_2" text:outline-level="2">Podstawowe założenia</text:h>
      <text:list xml:id="list416728550" text:style-name="L1">
        <text:list-item>
          <text:p text:style-name="P1">Formatem komunikacji w systemie będzie JSON</text:p>
        </text:list-item>
        <text:list-item>
          <text:p text:style-name="P1">Autentykacja: Query Authentication over HTTPS</text:p>
        </text:list-item>
      </text:list>
      <text:p text:style-name="Standard"/>
      <text:p text:style-name="Standard"/>
      <text:h text:style-name="Heading_20_2" text:outline-level="2">Części składowe</text:h>
      <text:list xml:id="list1354544218" text:style-name="L2">
        <text:list-item>
          <text:p text:style-name="P2"><text:span text:style-name="T2">Monitor: </text:span><text:span text:style-name="T3">element mający za zadanie agregować, przyjmować oraz zarządzać wynikami pobranymi z sensorów. Udostępnia też tworzenie oraz zarządzanie subskrypcjami</text:span></text:p>
        </text:list-item>
        <text:list-item>
          <text:p text:style-name="P2"><text:span text:style-name="T2">Sensor</text:span><text:span text:style-name="T3">: element pobierający dane oraz wysyłający je do monitora</text:span></text:p>
        </text:list-item>
        <text:list-item>
          <text:p text:style-name="P2"><text:s/><text:span text:style-name="T2">Catalog: </text:span><text:span text:style-name="T3">element zbierający dane od Monitorach oraz pomiarach przez nie udostępniane. Jest swoistą bazą danych</text:span></text:p>
        </text:list-item>
        <text:list-item>
          <text:p text:style-name="P2"><text:span text:style-name="T2">Klient: </text:span><text:span text:style-name="T3"><text:s/>może przeglądać katalog monitorów oraz tworzyć oraz zarządzać subskrypcjami na danym monitorze. Czyta dane ze swoich subskrypcji. W ramach projektu nie będziemy rozróżniali klienta-GUI od klienta-Automatu jako że w punktu widzenia systemu będą komunikować się w identyczny sposób.</text:span></text:p>
        </text:list-item>
      </text:list>
      <text:p text:style-name="Text_20_body"><text:span text:style-name="T3"/></text:p>
      <text:h text:style-name="P12" text:outline-level="2">Resources</text:h>
      <text:list xml:id="list1049140667" text:style-name="L4">
        <text:list-item>
          <text:p text:style-name="P4"><text:span text:style-name="T2">catalog</text:span><text:span text:style-name="T3">/monitors</text:span></text:p>
          <text:list>
            <text:list-item>
              <text:p text:style-name="P4"><text:span text:style-name="T3">GET – zwraca liste monitorów</text:span></text:p>
            </text:list-item>
            <text:list-item>
              <text:p text:style-name="P4"><text:span text:style-name="T3">POST – dodaje/napisuję nowy monitor</text:span></text:p>
            </text:list-item>
            <text:list-item>
              <text:p text:style-name="P4"><text:span text:style-name="T3">DELETE – uswa monitor</text:span></text:p>
            </text:list-item>
          </text:list>
        </text:list-item>
        <text:list-item>
          <text:p text:style-name="P4"><text:span text:style-name="T2">monitor</text:span><text:span text:style-name="T3">/subscriptions</text:span></text:p>
          <text:list>
            <text:list-item>
              <text:p text:style-name="P4"><text:span text:style-name="T3">GET – zwraca liste subskrypcji</text:span></text:p>
            </text:list-item>
            <text:list-item>
              <text:p text:style-name="P4"><text:span text:style-name="T3">POST – tworzy nową subskrypcję</text:span></text:p>
            </text:list-item>
            <text:list-item>
              <text:p text:style-name="P4"><text:span text:style-name="T3">DELETE – usuwa subskrypcje </text:span></text:p>
            </text:list-item>
          </text:list>
        </text:list-item>
        <text:list-item>
          <text:p text:style-name="P4"><text:span text:style-name="T2">monitor</text:span><text:span text:style-name="T3">/subscription/{id}</text:span></text:p>
          <text:list>
            <text:list-item>
              <text:p text:style-name="P4"><text:span text:style-name="T3">GET – zwraca dane z subskrypcji (pooling)</text:span></text:p>
            </text:list-item>
          </text:list>
        </text:list-item>
        <text:list-item>
          <text:p text:style-name="P4"><text:span text:style-name="T3"><text:s/></text:span><text:span text:style-name="T2">monitor/</text:span><text:span text:style-name="T3">sensors</text:span></text:p>
          <text:list>
            <text:list-item>
              <text:p text:style-name="P4"><text:span text:style-name="T3">GET – zwróć listę sensorów</text:span></text:p>
            </text:list-item>
            <text:list-item>
              <text:p text:style-name="P4"><text:span text:style-name="T3">POST – dodaje/napisuję nowy sensor</text:span></text:p>
            </text:list-item>
            <text:list-item>
              <text:p text:style-name="P4"><text:span text:style-name="T3">DELETE – usuwa sensor</text:span></text:p>
            </text:list-item>
          </text:list>
        </text:list-item>
        <text:list-item>
          <text:p text:style-name="P4"><text:span text:style-name="T3"><text:s/></text:span><text:span text:style-name="T2">monitor/</text:span><text:span text:style-name="T3">sensors/{id}</text:span></text:p>
          <text:list>
            <text:list-item>
              <text:p text:style-name="P4"><text:span text:style-name="T3">POST – służy do wysyałania nowycj pomiarów</text:span></text:p>
            </text:list-item>
          </text:list>
        </text:list-item>
      </text:list>
      <text:list xml:id="list147395804" text:style-name="L3">
        <text:list-header>
          <text:p text:style-name="P3"><text:span text:style-name="T3"/></text:p>
        </text:list-header>
      </text:list>
      <text:h text:style-name="Heading_20_1" text:outline-level="1"><text:soft-page-break/>Specyfikacja komunukatów</text:h>
      <text:p text:style-name="Text_20_body"/>
      <text:h text:style-name="Heading_20_2" text:outline-level="2">Ogólne zasady</text:h>
      <text:list xml:id="list300271836" text:style-name="L5">
        <text:list-item>
          <text:list>
            <text:list-item>
              <text:list>
                <text:list-item>
                  <text:p text:style-name="P5">Przy tworzeniu/edytowniu nowego obiektu</text:p>
                  <text:list>
                    <text:list-item>
                      <text:p text:style-name="P5">wypełniamy tylko pola ozaczone jako NEW_REQUIRE pozostałe pola wypełnia serwer</text:p>
                    </text:list-item>
                    <text:list-item>
                      <text:p text:style-name="P5">w odpowiedzi dostajemy w pełni zainicializowny objekt</text:p>
                    </text:list-item>
                    <text:list-item>
                      <text:p text:style-name="P5">jeśli pole typu href jest oznaczone jako REFERENCE to przy tworzeniu podajemy zamiast URI id zasobu</text:p>
                    </text:list-item>
                  </text:list>
                </text:list-item>
                <text:list-item>
                  <text:p text:style-name="P5">Przy korzystaniu z API wykorzystujemy w pierwszej kolejności paramenty href nad statycznym linkowaniem (korzystamy z href wszędzie tam gdzie to możliwe)</text:p>
                </text:list-item>
              </text:list>
            </text:list-item>
          </text:list>
        </text:list-item>
      </text:list>
      <text:p text:style-name="Text_20_body"><text:span text:style-name="T2"/></text:p>
      <text:h text:style-name="Heading_20_2" text:outline-level="2">Komunikaty</text:h>
      <text:list xml:id="list586514011" text:continue-list="list1049140667" text:style-name="L4">
        <text:list-item text:start-value="1">
          <text:p text:style-name="P4"><text:span text:style-name="T2"><text:s/>catalog</text:span><text:span text:style-name="T3">/monitors</text:span></text:p>
          <text:list>
            <text:list-item>
              <text:p text:style-name="P4"><text:span text:style-name="T3">GET – zwraca liste monitorów</text:span></text:p>
              <text:p text:style-name="P4"><text:span text:style-name="T3">Request: brak</text:span></text:p>
              <text:p text:style-name="P4"><text:span text:style-name="T3">Response: {monitors: [MonotorObjects* ] /lista moitorów na serverze/ }</text:span></text:p>
            </text:list-item>
            <text:list-item>
              <text:p text:style-name="P4"><text:span text:style-name="T3">POST – dodaje/napisuję nowy monitor</text:span></text:p>
              <text:p text:style-name="P4"><text:span text:style-name="T3">Request: { monitor: MonitorObject }</text:span></text:p>
              <text:p text:style-name="P4"><text:span text:style-name="T3">Response: { monitor: MonitorObject }</text:span></text:p>
            </text:list-item>
            <text:list-item>
              <text:p text:style-name="P4"><text:span text:style-name="T3">DELETE – uswa monitor</text:span></text:p>
              <text:p text:style-name="P4"><text:span text:style-name="T3">Request: { monitor: MonitorObject }</text:span></text:p>
              <text:p text:style-name="P4"><text:span text:style-name="T3">Response: { monitor: MonitorObject }</text:span></text:p>
            </text:list-item>
          </text:list>
        </text:list-item>
        <text:list-item>
          <text:p text:style-name="P4"><text:span text:style-name="T2">monitor</text:span><text:span text:style-name="T3">/subscriptions</text:span></text:p>
          <text:list>
            <text:list-item>
              <text:p text:style-name="P4"><text:span text:style-name="T3">GET – zwraca liste subskrypcji</text:span></text:p>
              <text:p text:style-name="P4"><text:span text:style-name="T3">Request: brak</text:span></text:p>
              <text:p text:style-name="P4"><text:span text:style-name="T3">Response: { subscriptions: [SubscriptionObejct*] } </text:span></text:p>
            </text:list-item>
            <text:list-item>
              <text:p text:style-name="P4"><text:span text:style-name="T3">POST – dodaje/napisuję nową subskrypcję</text:span></text:p>
              <text:p text:style-name="P4"><text:span text:style-name="T3">Request: {subscription: SubscriptionObject}</text:span></text:p>
              <text:p text:style-name="P4"><text:span text:style-name="T3">Request: {subscription: SubscriptionObject}</text:span></text:p>
            </text:list-item>
            <text:list-item>
              <text:p text:style-name="P4"><text:span text:style-name="T3">DELETE – usuwa subskrypcje </text:span></text:p>
              <text:p text:style-name="P4"><text:span text:style-name="T3">Request: {subscription: SubscriptionObject}</text:span></text:p>
              <text:p text:style-name="P4"><text:span text:style-name="T3">Request: {subscription: SubscriptionObject}</text:span></text:p>
            </text:list-item>
          </text:list>
        </text:list-item>
        <text:list-item>
          <text:p text:style-name="P4"><text:span text:style-name="T2">monitor</text:span><text:span text:style-name="T3">/subscription/{id}</text:span></text:p>
          <text:list>
            <text:list-item>
              <text:p text:style-name="P4"><text:span text:style-name="T3">GET – zwraca dane z subskrypcji (pooling)</text:span></text:p>
              <text:p text:style-name="P4"><text:span text:style-name="T3">Request: brak </text:span></text:p>
              <text:p text:style-name="P4"><text:soft-page-break/><text:span text:style-name="T3">Response:{measurements: MesuementObject* /wyniki pomiarów/}</text:span></text:p>
            </text:list-item>
          </text:list>
        </text:list-item>
        <text:list-item>
          <text:p text:style-name="P4"><text:span text:style-name="T3"><text:s/></text:span><text:span text:style-name="T2">monitor/</text:span><text:span text:style-name="T3">sensors</text:span></text:p>
          <text:list>
            <text:list-item>
              <text:p text:style-name="P4"><text:span text:style-name="T3">GET – zwróć listę sensorów</text:span></text:p>
              <text:p text:style-name="P4"><text:span text:style-name="T3">Request: brak</text:span></text:p>
              <text:p text:style-name="P4"><text:span text:style-name="T3">Response: {sensors: SensorInfoObject* /lista obiektów na serwerze/}</text:span></text:p>
            </text:list-item>
            <text:list-item>
              <text:p text:style-name="P4"><text:span text:style-name="T3">POST – dodaje/napisuję nowy sensor</text:span></text:p>
              <text:p text:style-name="P4"><text:span text:style-name="T3">Request: {sensor: SensorInfoObject}</text:span></text:p>
              <text:p text:style-name="P4"><text:span text:style-name="T3">Request: {sensor: SensorInfoObject}</text:span></text:p>
            </text:list-item>
            <text:list-item>
              <text:p text:style-name="P4"><text:span text:style-name="T3">DELETE – usuwa sensor</text:span></text:p>
              <text:p text:style-name="P4"><text:span text:style-name="T3">Request: {sensor: SensorInfoObject}</text:span></text:p>
              <text:p text:style-name="P4"><text:span text:style-name="T3">Request: {sensor: SensorInfoObject}</text:span></text:p>
            </text:list-item>
          </text:list>
        </text:list-item>
        <text:list-item>
          <text:p text:style-name="P4"><text:span text:style-name="T3"><text:s/></text:span><text:span text:style-name="T2">monitor/</text:span><text:span text:style-name="T3">sensors/{id}</text:span></text:p>
          <text:list>
            <text:list-item text:start-value="1">
              <text:p text:style-name="P4"><text:span text:style-name="T3">POST – służy do wysyałania nowych pomiarów</text:span></text:p>
              <text:p text:style-name="P4"><text:span text:style-name="T3">Request: {data: [Object*] /wyniki pomiarów/}</text:span></text:p>
              <text:p text:style-name="P4"><text:span text:style-name="T3">Response: brak</text:span></text:p>
            </text:list-item>
          </text:list>
        </text:list-item>
      </text:list>
      <text:h text:style-name="P12" text:outline-level="2"/>
      <text:h text:style-name="P12" text:outline-level="2">Błędy</text:h>
      <text:p text:style-name="P6">W systemie wyróżniamy nastepującę błędy zwrace przez API:</text:p>
      <text:list xml:id="list530806760" text:style-name="L6">
        <text:list-item>
          <text:p text:style-name="P7">BadData – zwracany gdy w zapytnaiu typu POST dane były błędne/zasoby nie istniały</text:p>
          <text:p text:style-name="P9"><text:span text:style-name="T3">kod HTTP: </text:span><text:span text:style-name="T2">400 Bad Request</text:span><text:span text:style-name="T1"><text:line-break/></text:span>body {mssage: messageString, messageDescription: Object}</text:p>
        </text:list-item>
        <text:list-item>
          <text:p text:style-name="P9">NotFound – zwracany gdy urzytkownik odwołuję się do zasobu który nie istneje na serwerze</text:p>
          <text:p text:style-name="P9">kod HTTP: <text:span text:style-name="T2">404 Not Found</text:span> <text:line-break/>body -</text:p>
        </text:list-item>
        <text:list-item>
          <text:p text:style-name="P9">Unauthorized – zwracany gdy uzytkownik nie ma uprawnien do zasobu / nie jest zalogowany</text:p>
          <text:p text:style-name="P9">kod HTTP: <text:span text:style-name="T2">401 Unauthorized<text:line-break/></text:span><text:span text:style-name="T3">body: -</text:span></text:p>
        </text:list-item>
      </text:list>
      <text:p text:style-name="Text_20_body"><text:span text:style-name="T3"/></text:p>
      <text:h text:style-name="P13" text:outline-level="2"/>
      <text:h text:style-name="P14" text:outline-level="2">Obiekty</text:h>
      <text:p text:style-name="Text_20_body"><text:span text:style-name="T2"/></text:p>
      <text:list xml:id="list2048712482" text:style-name="L7">
        <text:list-item>
          <text:p text:style-name="P8">Object – dowolny obiekt</text:p>
        </text:list-item>
        <text:list-item>
          <text:p text:style-name="P8">MoniotorObjects reprezentuje monitor</text:p>
          <text:p text:style-name="P8">{ id: String /id monitora/<text:line-break/> name: String /nazwa monitora NEW_REQUIRE/<text:line-break/> href: URI /uri do monitora NEW_REQUIRE/<text:line-break/>}<text:line-break/></text:p>
        </text:list-item>
        <text:list-item>
          <text:p text:style-name="P8">SubscriptionObejct – reprezentuje subskrypcje</text:p>
          <text:p text:style-name="P8">{ id: String /id zasobu/<text:line-break/>user: String /nazwa użytkonika NEW_REQUIRE/<text:line-break/>name: String /nazwa NEW_REQUIRE/<text:line-break/>resources: [URI*] /linki do zasobów/<text:line-break/>}</text:p>
        </text:list-item>
        <text:list-item>
          <text:p text:style-name="P8">MesuementObject – reprezentuje winiki pomiarów</text:p>
          <text:p text:style-name="P8">{ id: String /id zasobu/<text:line-break/>sensor: URI /link do sensora<text:line-break/>measure: String /miara/<text:line-break/>dataType: String /typ zwracanych danych/<text:line-break/>data: [ { / data feed/ <text:line-break/> date: Date /when/<text:line-break/> what: ? /wynik pomiaru/<text:line-break/> }]<text:line-break/>} </text:p>
        </text:list-item>
        <text:list-item>
          <text:p text:style-name="P8">SensorInfoObject – reprezentuje sensor lub agregacje sensorów (agregacja to AggregationSensorInfoObject)</text:p>
          <text:p text:style-name="P8">{ id: String /id zasobu/<text:line-break/>name: String /nazwa NEW_REQUIRE/<text:line-break/>measure: String /miara NEW_REQUIRE/<text:line-break/>dataType: String /typ zwracanych danych NEW_REQUIRE/<text:line-break/>frequency: INT /ilość sekund między kolejnymi pomiarami jeśli ujemna lub 0 pomiary nie są systematyczne (wartość ujemna oznacza szacowaną średnią ilość sekund między pomiarami) NEW_REQUIRE/<text:line-break/>resource: String /co jest mierzone NEW_REQUIRE/<text:line-break/>type: „simple”/”aggregation” /typ sensora simple - „czyste” wyniki z sensora aggregation – agragacja wyników z sensora/sensorów NEW_REQUIRE/<text:line-break/>}</text:p>
        </text:list-item>
        <text:list-item>
          <text:p text:style-name="P8">AggregationSensorInfoObject extend SensorInfoObject – reprezentuje agregacje wyników </text:p>
          <text:p text:style-name="P8">{<text:line-break/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'Liberation Sans', 'DejaVu Sans', sans-serif"/>
    <style:font-face style:name="Lohit Hindi1" svg:font-family="'Lohit Hindi'"/>
    <style:font-face style:name="arial" svg:font-family="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4T18:06:32</meta:creation-date>
    <dc:date>2012-11-05T08:40:04</dc:date>
    <meta:editing-duration>PT5M19S</meta:editing-duration>
    <meta:editing-cycles>1</meta:editing-cycles>
    <meta:document-statistic meta:table-count="0" meta:image-count="0" meta:object-count="0" meta:page-count="5" meta:paragraph-count="95" meta:word-count="687" meta:character-count="2210" meta:non-whitespace-character-count="4398"/>
    <meta:generator>LibreOffice/3.5$Linux_X86_64 LibreOffice_project/350m1$Build-2</meta:generator>
  </office:meta>
</office:document-meta>
</file>